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/>
    </style:style>
    <style:style style:name="P2" style:family="paragraph" style:parent-style-name="Standard">
      <style:paragraph-properties fo:text-align="center" style:justify-single-word="false"/>
      <style:text-properties fo:font-size="10pt"/>
    </style:style>
    <style:style style:name="P3" style:family="paragraph" style:parent-style-name="Standard">
      <style:paragraph-properties fo:text-align="center" style:justify-single-word="false"/>
      <style:text-properties fo:font-size="12pt"/>
    </style:style>
    <style:style style:name="P4" style:family="paragraph" style:parent-style-name="Standard">
      <style:paragraph-properties fo:text-align="start" style:justify-single-word="false"/>
      <style:text-properties fo:font-size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onsequential Thinking</text:p>
      <text:p text:style-name="P2">(everything has consequences, even if you don’t like them)</text:p>
      <text:p text:style-name="P2"/>
      <text:p text:style-name="P3"/>
      <text:p text:style-name="P4">3 short stories to make you think (where possible):</text:p>
      <text:p text:style-name="P4"/>
      <text:p text:style-name="P4">1). <text:span text:style-name="T1">When treating people like disposable shit, expect to be treated equally.</text:span></text:p>
      <text:p text:style-name="P4"><text:span text:style-name="T1"/></text:p>
      <text:p text:style-name="P4">So a while ago i was working in a certain place, while work on its own wasnt bad at all and while my boss seemed to be a nice person, pay / hour ratio was absolutley terrible, about 4$/h. Aaand at night. I did’t complain because a) its similar in other companies in the area and b) my boss coul have just said: “this is what i pay, you can always leave” and i couldnt leave. But then the plague came and we (every employe) heard: “you are on your own”. Fast forward couple month and we get called asking to come to work, without contract and for the same shit pay. I think i dont have to mention nobody came back. Days later i hear rumors about how “everybody left me alone”, “they fucked me ower”, “they be evil”. Yeah, sure, what did you expect? As far as i know, that place wont open again, even ifthings go back to normal, they lost everyone and are not in a state that would allow to get fresh people and train them. Ofc, governement help was given to them. Obviously.</text:p>
      <text:p text:style-name="P4"/>
      <text:p text:style-name="P4">2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9:42:02.047877879</meta:creation-date>
    <dc:date>2021-03-12T19:53:37.460847809</dc:date>
    <meta:editing-duration>PT15S</meta:editing-duration>
    <meta:editing-cycles>1</meta:editing-cycles>
    <meta:document-statistic meta:table-count="0" meta:image-count="0" meta:object-count="0" meta:page-count="1" meta:paragraph-count="6" meta:word-count="222" meta:character-count="1185" meta:non-whitespace-character-count="969"/>
    <meta:generator>LibreOffice/7.1.0.3$Linux_X86_64 LibreOffice_project/10$Build-3</meta:generator>
  </office:meta>
</office:document-meta>
</file>